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5.146cm" svg:height="5.677cm" svg:x="1.016cm" svg:y="4.483cm" presentation:class="title" presentation:user-transformed="true">
          <draw:text-box>
            <text:p text:style-name="P2"><text:span text:style-name="T1">Práctica 1</text:span></text:p>
          </draw:text-box>
        </draw:frame>
        <draw:frame draw:style-name="gr2" draw:text-style-name="P2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1-24T17:18:06.749634569</dc:date>
    <meta:editing-duration>P7DT21H5M3S</meta:editing-duration>
    <meta:editing-cycles>495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